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a7194"/>
    </style:style>
    <style:style style:name="P2" style:family="paragraph" style:parent-style-name="Header">
      <style:text-properties style:font-name="Liberation Sans" officeooo:rsid="001cd4ac" officeooo:paragraph-rsid="001cd4ac"/>
    </style:style>
    <style:style style:name="P3" style:family="paragraph" style:parent-style-name="Footnote">
      <style:text-properties officeooo:rsid="0028278b" officeooo:paragraph-rsid="0028278b"/>
    </style:style>
    <style:style style:name="T1" style:family="text">
      <style:text-properties officeooo:rsid="0025ac35"/>
    </style:style>
    <style:style style:name="T2" style:family="text">
      <style:text-properties style:font-name="Liberation Sans1" officeooo:rsid="0025ac35"/>
    </style:style>
    <style:style style:name="T3" style:family="text">
      <style:text-properties officeooo:rsid="00287bf4"/>
    </style:style>
    <style:style style:name="T4" style:family="text">
      <style:text-properties officeooo:rsid="002a7194"/>
    </style:style>
    <style:style style:name="T5" style:family="text">
      <style:text-properties officeooo:rsid="002a7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iste des fonctionnalités réalisés : </text:h>
      <text:p text:style-name="P1"><text:tab/>-Etape 1 : <text:span text:style-name="T4">Affichage</text:span> de l'<text:span text:style-name="T4">en-tête</text:span></text:p>
      <text:p text:style-name="P1"><text:tab/>-Etape 2 : <text:span text:style-name="T4">Affichage </text:span>de la table des sections et des <text:span text:style-name="T4">détails</text:span> relatifs <text:span text:style-name="T4">à </text:span>chaque section</text:p>
      <text:p text:style-name="P1"><text:tab/>-Etape 3 : <text:span text:style-name="T4">Affichage</text:span> du contenu d'une section</text:p>
      <text:p text:style-name="P1"><text:tab/>-Etape 4 : <text:span text:style-name="T4">Affichage</text:span> de la table des symboles et des <text:span text:style-name="T4">détails</text:span> relatifs <text:span text:style-name="T4">à </text:span>chaque symbole</text:p>
      <text:p text:style-name="P1"><text:tab/>-Etape 5 : <text:span text:style-name="T4">Affichage</text:span> des tables de <text:span text:style-name="T4">réimplantation</text:span> et des <text:span text:style-name="T4">détails</text:span> relatifs <text:span text:style-name="T4">à </text:span>chaqu<text:span text:style-name="T3">e entrée</text:span></text:p>
      <text:p text:style-name="P1"><text:tab/>-Etape 6 : Fusion et <text:span text:style-name="T4">renumérotation</text:span> des sections</text:p>
      <text:h text:style-name="Heading_20_2" text:outline-level="2">Liste des fonctionnalité<text:span text:style-name="T5">s</text:span> non réalisés :</text:h>
      <text:p text:style-name="P1"><text:tab/>-Etape 7 : Fusion, <text:span text:style-name="T4">renumérotation</text:span> et correction des symboles</text:p>
      <text:p text:style-name="P1"><text:tab/>-Etape 8 : Fusion et correction des tables de <text:span text:style-name="T4">réimplantation</text:span></text:p>
      <text:p text:style-name="P1"><text:tab/>-Etape 9 : Production d'un <text:span text:style-name="T3">fi</text:span>chier <text:span text:style-name="T4">résultat</text:span> au format E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Horizontal_20_Line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cd4ac" officeooo:paragraph-rsid="001cd4ac"/>
    </style:style>
    <style:style style:name="MP2" style:family="paragraph" style:parent-style-name="Footnote">
      <style:text-properties officeooo:rsid="0028278b" officeooo:paragraph-rsid="0028278b"/>
    </style:style>
    <style:style style:name="MT1" style:family="text">
      <style:text-properties officeooo:rsid="0025ac35"/>
    </style:style>
    <style:style style:name="MT2" style:family="text">
      <style:text-properties style:font-name="Liberation Sans1" officeooo:rsid="0025ac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DRE Valentin<text:tab/><text:tab/></text:p>
        <text:p text:style-name="MP1">DEFOSSE Benjamin</text:p>
        <text:p text:style-name="MP1">DUQUENNOY Antoine<text:tab/><text:span text:style-name="MT1">LISTE DES FONCTIONNALIT</text:span><text:span text:style-name="MT2">É</text:span><text:span text:style-name="MT1">S</text:span><text:tab/>2016/2017</text:p>
        <text:p text:style-name="MP1">NOVEL Mathias</text:p>
        <text:p text:style-name="MP1">MARCO Florian</text:p>
      </style:header>
      <style:footer>
        <text:p text:style-name="MP2">Suivi sur le dashboard de l'implémentation des fonctionnalités :</text:p>
        <text:p text:style-name="MP2">https://github.com/Plinz/Projet_S5/projects/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2:04:33.143978998</dc:date>
    <meta:editing-duration>PT29M46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33" meta:character-count="870" meta:non-whitespace-character-count="743"/>
  </office:meta>
</office:document-meta>
</file>